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6">
      <style:table-cell-properties style:vertical-align="automatic" fo:background-color="transparent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7">
      <style:table-cell-properties style:vertical-align="automatic" fo:background-color="transparent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Excel_32_Built-in_32_Normal" style:data-style-name="N15">
      <style:table-cell-properties style:vertical-align="automatic" fo:background-color="transparent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arlos Gonzalez Garc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avier Rodriguez Urbano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2" table:style-name="ro2">
          <table:table-cell table:number-columns-repeated="16384"/>
        </table:table-row>
      </table:table>
      <table:table table:name="P3C2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C</text:p>
          </table:table-cell>
          <table:table-cell table:number-columns-repeated="3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2200" table:style-name="ce3">
            <text:p>2200.000</text:p>
          </table:table-cell>
          <table:table-cell office:value-type="float" office:value="2.1999999999999998E-8" table:formula="of:=[.C2]/10^9" table:style-name="ce3">
            <text:p>0.000</text:p>
          </table:table-cell>
          <table:table-cell office:value-type="float" office:value="22" table:style-name="ce3">
            <text:p>22.00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2140" table:style-name="ce3">
            <text:p>2140.000</text:p>
          </table:table-cell>
          <table:table-cell office:value-type="float" office:value="2.1949999999999998E-8" table:formula="of:=[.C3]/10^9" table:style-name="ce3">
            <text:p>0.000</text:p>
          </table:table-cell>
          <table:table-cell office:value-type="float" office:value="21.95" table:style-name="ce3">
            <text:p>21.95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3C3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reqHz</text:p>
          </table:table-cell>
          <table:table-cell office:value-type="string" table:style-name="ce2">
            <text:p>Vfu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dt</text:p>
          </table:table-cell>
          <table:table-cell table:number-columns-repeated="16380" table:style-name="ce1"/>
        </table:table-row>
        <table:table-row table:style-name="ro1">
          <table:table-cell office:value-type="float" office:value="100.5" table:style-name="ce2">
            <text:p>100.5</text:p>
          </table:table-cell>
          <table:table-cell office:value-type="string" table:style-name="ce7">
            <text:p>14,8</text:p>
          </table:table-cell>
          <table:table-cell office:value-type="string" table:style-name="ce1">
            <text:p>14,8</text:p>
          </table:table-cell>
          <table:table-cell office:value-type="float" office:value="-5.0000000000000002E-5" table:formula="of:=[.E2]/10^6" table:style-name="ce1">
            <text:p>-0.00005</text:p>
          </table:table-cell>
          <table:table-cell office:value-type="float" office:value="-50" table:formula="of:=-[.F2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99.98" table:style-name="ce2">
            <text:p>199.98</text:p>
          </table:table-cell>
          <table:table-cell office:value-type="string" table:style-name="ce2">
            <text:p>14,0</text:p>
          </table:table-cell>
          <table:table-cell office:value-type="string" table:style-name="ce1">
            <text:p>14,8</text:p>
          </table:table-cell>
          <table:table-cell office:value-type="float" office:value="-5.0000000000000002E-5" table:formula="of:=[.E3]/10^6" table:style-name="ce1">
            <text:p>-0.00005</text:p>
          </table:table-cell>
          <table:table-cell office:value-type="float" office:value="-50" table:formula="of:=-[.F3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2">
            <text:p>14,8</text:p>
          </table:table-cell>
          <table:table-cell office:value-type="string" table:style-name="ce1">
            <text:p>14,8</text:p>
          </table:table-cell>
          <table:table-cell office:value-type="float" office:value="-5.0000000000000002E-5" table:formula="of:=[.E4]/10^6" table:style-name="ce1">
            <text:p>-0.00005</text:p>
          </table:table-cell>
          <table:table-cell office:value-type="float" office:value="-50" table:formula="of:=-[.F4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2">
            <text:p>14,8</text:p>
          </table:table-cell>
          <table:table-cell office:value-type="string" table:style-name="ce1">
            <text:p>14,6</text:p>
          </table:table-cell>
          <table:table-cell office:value-type="float" office:value="-5.0000000000000002E-5" table:formula="of:=[.E5]/10^6" table:style-name="ce1">
            <text:p>-0.00005</text:p>
          </table:table-cell>
          <table:table-cell office:value-type="float" office:value="-50" table:formula="of:=-[.F5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4</text:p>
          </table:table-cell>
          <table:table-cell office:value-type="float" office:value="-4.5000000000000003E-5" table:formula="of:=[.E6]/10^6" table:style-name="ce1">
            <text:p>-0.000045</text:p>
          </table:table-cell>
          <table:table-cell office:value-type="float" office:value="-45" table:formula="of:=-[.F6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2">
            <text:p>14,6</text:p>
          </table:table-cell>
          <table:table-cell office:value-type="string" table:style-name="ce1">
            <text:p>14,4</text:p>
          </table:table-cell>
          <table:table-cell office:value-type="float" office:value="-4.5000000000000003E-5" table:formula="of:=[.E7]/10^6" table:style-name="ce1">
            <text:p>-0.000045</text:p>
          </table:table-cell>
          <table:table-cell office:value-type="float" office:value="-45" table:formula="of:=-[.F7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2">
            <text:p>14,6</text:p>
          </table:table-cell>
          <table:table-cell office:value-type="string" table:style-name="ce1">
            <text:p>14,4</text:p>
          </table:table-cell>
          <table:table-cell office:value-type="float" office:value="-4.0000000000000003E-5" table:formula="of:=[.E8]/10^6" table:style-name="ce1">
            <text:p>-0.00004</text:p>
          </table:table-cell>
          <table:table-cell office:value-type="float" office:value="-40" table:formula="of:=-[.F8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4</text:p>
          </table:table-cell>
          <table:table-cell office:value-type="float" office:value="-4.0000000000000003E-5" table:formula="of:=[.E9]/10^6" table:style-name="ce1">
            <text:p>-0.00004</text:p>
          </table:table-cell>
          <table:table-cell office:value-type="float" office:value="-40" table:formula="of:=-[.F9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2</text:p>
          </table:table-cell>
          <table:table-cell office:value-type="float" office:value="-4.0000000000000003E-5" table:formula="of:=[.E10]/10^6" table:style-name="ce1">
            <text:p>-0.00004</text:p>
          </table:table-cell>
          <table:table-cell office:value-type="float" office:value="-40" table:formula="of:=-[.F10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3,9</text:p>
          </table:table-cell>
          <table:table-cell office:value-type="float" office:value="-4.0000000000000003E-5" table:formula="of:=[.E11]/10^6" table:style-name="ce1">
            <text:p>-0.00004</text:p>
          </table:table-cell>
          <table:table-cell office:value-type="float" office:value="-40" table:formula="of:=-[.F11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2,4</text:p>
          </table:table-cell>
          <table:table-cell office:value-type="float" office:value="-3.8000000000000002E-5" table:formula="of:=[.E12]/10^6" table:style-name="ce1">
            <text:p>-0.000038</text:p>
          </table:table-cell>
          <table:table-cell office:value-type="float" office:value="-38" table:formula="of:=-[.F12]" table:style-name="ce1">
            <text:p>-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0,8</text:p>
          </table:table-cell>
          <table:table-cell office:value-type="float" office:value="-3.4E-5" table:formula="of:=[.E13]/10^6" table:style-name="ce1">
            <text:p>-0.000034</text:p>
          </table:table-cell>
          <table:table-cell office:value-type="float" office:value="-34" table:formula="of:=-[.F13]" table:style-name="ce1">
            <text:p>-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9,36</text:p>
          </table:table-cell>
          <table:table-cell office:value-type="float" office:value="-3.0000000000000001E-5" table:formula="of:=[.E14]/10^6" table:style-name="ce1">
            <text:p>-0.00003</text:p>
          </table:table-cell>
          <table:table-cell office:value-type="float" office:value="-30" table:formula="of:=-[.F14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20" table:style-name="ce2">
            <text:p>502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8,0</text:p>
          </table:table-cell>
          <table:table-cell office:value-type="float" office:value="-3.0000000000000001E-5" table:formula="of:=[.E15]/10^6" table:style-name="ce1">
            <text:p>-0.00003</text:p>
          </table:table-cell>
          <table:table-cell office:value-type="float" office:value="-30" table:formula="of:=-[.F15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7,0</text:p>
          </table:table-cell>
          <table:table-cell office:value-type="float" office:value="-2.1999999999999999E-5" table:formula="of:=[.E16]/10^6" table:style-name="ce1">
            <text:p>-0.000022</text:p>
          </table:table-cell>
          <table:table-cell office:value-type="float" office:value="-22" table:formula="of:=-[.F16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30" table:style-name="ce2">
            <text:p>703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6,20</text:p>
          </table:table-cell>
          <table:table-cell office:value-type="float" office:value="-2.1999999999999999E-5" table:formula="of:=[.E17]/10^6" table:style-name="ce1">
            <text:p>-0.000022</text:p>
          </table:table-cell>
          <table:table-cell office:value-type="float" office:value="-22" table:formula="of:=-[.F17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50" table:style-name="ce2">
            <text:p>805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5,56</text:p>
          </table:table-cell>
          <table:table-cell office:value-type="float" office:value="-1.8E-5" table:formula="of:=[.E18]/10^6" table:style-name="ce1">
            <text:p>-0.000018</text:p>
          </table:table-cell>
          <table:table-cell office:value-type="float" office:value="-18" table:formula="of:=-[.F18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string" table:style-name="ce2">
            <text:p>13,9</text:p>
          </table:table-cell>
          <table:table-cell office:value-type="float" office:value="5" table:style-name="ce1">
            <text:p>5</text:p>
          </table:table-cell>
          <table:table-cell office:value-type="float" office:value="-1.8E-5" table:formula="of:=[.E19]/10^6" table:style-name="ce1">
            <text:p>-0.000018</text:p>
          </table:table-cell>
          <table:table-cell office:value-type="float" office:value="-18" table:formula="of:=-[.F19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999" table:style-name="ce2">
            <text:p>9999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4,6</text:p>
          </table:table-cell>
          <table:table-cell office:value-type="float" office:value="-1.8E-5" table:formula="of:=[.E20]/10^6" table:style-name="ce1">
            <text:p>-0.000018</text:p>
          </table:table-cell>
          <table:table-cell office:value-type="float" office:value="-18" table:formula="of:=-[.F20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60" table:style-name="ce2">
            <text:p>2006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2,38</text:p>
          </table:table-cell>
          <table:table-cell office:value-type="float" office:value="-1.4E-5" table:formula="of:=[.E21]/10^6" table:style-name="ce1">
            <text:p>-0.000014</text:p>
          </table:table-cell>
          <table:table-cell office:value-type="float" office:value="-14" table:formula="of:=-[.F21]" table:style-name="ce1">
            <text:p>-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1,60</text:p>
          </table:table-cell>
          <table:table-cell office:value-type="float" office:value="-6.9999999999999999E-6" table:formula="of:=[.E22]/10^6" table:style-name="ce1">
            <text:p>-0.000007</text:p>
          </table:table-cell>
          <table:table-cell office:value-type="float" office:value="-7" table:formula="of:=-[.F22]" table:style-name="ce1">
            <text:p>-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40300" table:style-name="ce2">
            <text:p>403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1,2</text:p>
          </table:table-cell>
          <table:table-cell office:value-type="float" office:value="-6.4000000000000006E-6" table:formula="of:=[.E23]/10^6" table:style-name="ce1">
            <text:p>-0.0000064</text:p>
          </table:table-cell>
          <table:table-cell office:value-type="float" office:value="-6.4" table:formula="of:=-[.F23]" table:style-name="ce1">
            <text:p>-6.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100" table:style-name="ce2">
            <text:p>501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980</text:p>
          </table:table-cell>
          <table:table-cell office:value-type="float" office:value="-4.2000000000000004E-6" table:formula="of:=[.E24]/10^6" table:style-name="ce1">
            <text:p>-0.0000042</text:p>
          </table:table-cell>
          <table:table-cell office:value-type="float" office:value="-4.2" table:formula="of:=-[.F24]" table:style-name="ce1">
            <text:p>-4.2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300" table:style-name="ce2">
            <text:p>603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800</text:p>
          </table:table-cell>
          <table:table-cell office:value-type="float" office:value="-3.9999999999999998E-6" table:formula="of:=[.E25]/10^6" table:style-name="ce1">
            <text:p>-0.000004</text:p>
          </table:table-cell>
          <table:table-cell office:value-type="float" office:value="-4" table:formula="of:=-[.F25]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9700" table:style-name="ce2">
            <text:p>697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720</text:p>
          </table:table-cell>
          <table:table-cell office:value-type="float" office:value="-3.4999999999999999E-6" table:formula="of:=[.E26]/10^6" table:style-name="ce1">
            <text:p>-0.0000035</text:p>
          </table:table-cell>
          <table:table-cell office:value-type="float" office:value="-3.5" table:formula="of:=-[.F26]" table:style-name="ce1">
            <text:p>-3.5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9900" table:style-name="ce2">
            <text:p>799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608</text:p>
          </table:table-cell>
          <table:table-cell office:value-type="float" office:value="-3.0000000000000001E-6" table:formula="of:=[.E27]/10^6" table:style-name="ce1">
            <text:p>-0.000003</text:p>
          </table:table-cell>
          <table:table-cell office:value-type="float" office:value="-3" table:formula="of:=-[.F27]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700" table:style-name="ce2">
            <text:p>897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544</text:p>
          </table:table-cell>
          <table:table-cell office:value-type="float" office:value="-2.7E-6" table:formula="of:=[.E28]/10^6" table:style-name="ce1">
            <text:p>-0.0000027</text:p>
          </table:table-cell>
          <table:table-cell office:value-type="float" office:value="-2.7" table:formula="of:=-[.F28]" table:style-name="ce1">
            <text:p>-2.7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1000" table:style-name="ce2">
            <text:p>1010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480</text:p>
          </table:table-cell>
          <table:table-cell office:value-type="float" office:value="-2.2500000000000001E-6" table:formula="of:=[.E29]/10^6" table:style-name="ce1">
            <text:p>-0.00000225</text:p>
          </table:table-cell>
          <table:table-cell office:value-type="float" office:value="-2.25" table:formula="of:=-[.F29]" table:style-name="ce1">
            <text:p>-2.25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10800" table:style-name="ce2">
            <text:p>1108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440</text:p>
          </table:table-cell>
          <table:table-cell office:value-type="float" office:value="-1.9999999999999999E-6" table:formula="of:=[.E30]/10^6" table:style-name="ce1">
            <text:p>-0.000002</text:p>
          </table:table-cell>
          <table:table-cell office:value-type="float" office:value="-2" table:formula="of:=-[.F30]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20300" table:style-name="ce2">
            <text:p>1203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404</text:p>
          </table:table-cell>
          <table:table-cell office:value-type="float" office:value="-1.75E-6" table:formula="of:=[.E31]/10^6" table:style-name="ce1">
            <text:p>-0.00000175</text:p>
          </table:table-cell>
          <table:table-cell office:value-type="float" office:value="-1.75" table:formula="of:=-[.F31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30800" table:style-name="ce2">
            <text:p>1308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386</text:p>
          </table:table-cell>
          <table:table-cell office:value-type="float" office:value="-1.75E-6" table:formula="of:=[.E32]/10^6" table:style-name="ce1">
            <text:p>-0.00000175</text:p>
          </table:table-cell>
          <table:table-cell office:value-type="float" office:value="-1.75" table:formula="of:=-[.F32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40700" table:style-name="ce2">
            <text:p>140700</text:p>
          </table:table-cell>
          <table:table-cell office:value-type="string" table:style-name="ce2">
            <text:p>13,7</text:p>
          </table:table-cell>
          <table:table-cell office:value-type="string" table:style-name="ce1">
            <text:p>0,328</text:p>
          </table:table-cell>
          <table:table-cell office:value-type="float" office:value="-1.75E-6" table:formula="of:=[.E33]/10^6" table:style-name="ce1">
            <text:p>-0.00000175</text:p>
          </table:table-cell>
          <table:table-cell office:value-type="float" office:value="-1.75" table:formula="of:=-[.F33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1-16T10:17:23Z</dc:date>
    <meta:editing-cycles>13</meta:editing-cycles>
    <meta:editing-duration>PT7881S</meta:editing-duration>
  </office:meta>
</office:document-meta>
</file>